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27004" calcext:value-type="float">
            <text:p>-2.33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513545" calcext:value-type="float">
            <text:p>-3.51E+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.376488" calcext:value-type="float">
            <text:p>-4.38E+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.796787" calcext:value-type="float">
            <text:p>-5.80E+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627333" calcext:value-type="float">
            <text:p>-6.63E+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.051636" calcext:value-type="float">
            <text:p>-8.05E+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.08342" calcext:value-type="float">
            <text:p>-9.08E+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.10895" calcext:value-type="float">
            <text:p>-1.01E+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.25696" calcext:value-type="float">
            <text:p>-1.13E+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2.27023" calcext:value-type="float">
            <text:p>-1.23E+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3.3287" calcext:value-type="float">
            <text:p>-1.33E+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4.29222" calcext:value-type="float">
            <text:p>-1.43E+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5.28445" calcext:value-type="float">
            <text:p>-1.53E+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.19226" calcext:value-type="float">
            <text:p>-1.62E+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7.00139" calcext:value-type="float">
            <text:p>-1.70E+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8.05487" calcext:value-type="float">
            <text:p>-1.81E+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8.82681" calcext:value-type="float">
            <text:p>-1.88E+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9.81816" calcext:value-type="float">
            <text:p>-1.98E+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0.63312" calcext:value-type="float">
            <text:p>-2.06E+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1.4604" calcext:value-type="float">
            <text:p>-2.15E+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2.31513" calcext:value-type="float">
            <text:p>-2.23E+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3.18252" calcext:value-type="float">
            <text:p>-2.32E+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3.9921" calcext:value-type="float">
            <text:p>-2.40E+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4.65171" calcext:value-type="float">
            <text:p>-2.47E+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5.42357" calcext:value-type="float">
            <text:p>-2.54E+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6.42763" calcext:value-type="float">
            <text:p>-2.64E+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7.06483" calcext:value-type="float">
            <text:p>-2.71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7.79637" calcext:value-type="float">
            <text:p>-2.78E+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8.4974" calcext:value-type="float">
            <text:p>-2.85E+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9.0629" calcext:value-type="float">
            <text:p>-2.91E+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9.80473" calcext:value-type="float">
            <text:p>-2.98E+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30.57823" calcext:value-type="float">
            <text:p>-3.06E+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31.3555" calcext:value-type="float">
            <text:p>-3.14E+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32.06939" calcext:value-type="float">
            <text:p>-3.21E+0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32.72337" calcext:value-type="float">
            <text:p>-3.27E+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32.96477" calcext:value-type="float">
            <text:p>-3.30E+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34.02894" calcext:value-type="float">
            <text:p>-3.40E+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34.31088" calcext:value-type="float">
            <text:p>-3.43E+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35.0981" calcext:value-type="float">
            <text:p>-3.51E+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35.6562" calcext:value-type="float">
            <text:p>-3.57E+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36.09526" calcext:value-type="float">
            <text:p>-3.61E+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36.67024" calcext:value-type="float">
            <text:p>-3.67E+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37.38355" calcext:value-type="float">
            <text:p>-3.74E+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37.88342" calcext:value-type="float">
            <text:p>-3.79E+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38.54961" calcext:value-type="float">
            <text:p>-3.85E+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39.12288" calcext:value-type="float">
            <text:p>-3.91E+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9.44113" calcext:value-type="float">
            <text:p>-3.94E+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9.92752" calcext:value-type="float">
            <text:p>-3.99E+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40.25225" calcext:value-type="float">
            <text:p>-4.03E+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40.89158" calcext:value-type="float">
            <text:p>-4.09E+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41.38461" calcext:value-type="float">
            <text:p>-4.14E+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42.03633" calcext:value-type="float">
            <text:p>-4.20E+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42.38458" calcext:value-type="float">
            <text:p>-4.24E+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42.91201" calcext:value-type="float">
            <text:p>-4.29E+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43.55179" calcext:value-type="float">
            <text:p>-4.36E+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43.59068" calcext:value-type="float">
            <text:p>-4.36E+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44.30082" calcext:value-type="float">
            <text:p>-4.43E+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44.43986" calcext:value-type="float">
            <text:p>-4.44E+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45.03476" calcext:value-type="float">
            <text:p>-4.50E+0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45.59755" calcext:value-type="float">
            <text:p>-4.56E+0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46.1159" calcext:value-type="float">
            <text:p>-4.61E+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46.45022" calcext:value-type="float">
            <text:p>-4.65E+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46.84532" calcext:value-type="float">
            <text:p>-4.68E+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47.2742" calcext:value-type="float">
            <text:p>-4.73E+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47.50881" calcext:value-type="float">
            <text:p>-4.75E+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47.92408" calcext:value-type="float">
            <text:p>-4.79E+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48.30644" calcext:value-type="float">
            <text:p>-4.83E+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48.65624" calcext:value-type="float">
            <text:p>-4.87E+0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49.03372" calcext:value-type="float">
            <text:p>-4.90E+0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49.5797" calcext:value-type="float">
            <text:p>-4.96E+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49.81769" calcext:value-type="float">
            <text:p>-4.98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50.24136" calcext:value-type="float">
            <text:p>-5.02E+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50.46447" calcext:value-type="float">
            <text:p>-5.05E+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50.77643" calcext:value-type="float">
            <text:p>-5.08E+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51.22746" calcext:value-type="float">
            <text:p>-5.12E+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51.57618" calcext:value-type="float">
            <text:p>-5.16E+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51.92645" calcext:value-type="float">
            <text:p>-5.19E+0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52.04201" calcext:value-type="float">
            <text:p>-5.20E+0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52.47658" calcext:value-type="float">
            <text:p>-5.25E+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52.94753" calcext:value-type="float">
            <text:p>-5.29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53.0381" calcext:value-type="float">
            <text:p>-5.30E+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53.30878" calcext:value-type="float">
            <text:p>-5.33E+0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53.54689" calcext:value-type="float">
            <text:p>-5.35E+0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53.93277" calcext:value-type="float">
            <text:p>-5.39E+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54.35806" calcext:value-type="float">
            <text:p>-5.44E+0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54.50587" calcext:value-type="float">
            <text:p>-5.45E+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54.77177" calcext:value-type="float">
            <text:p>-5.48E+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55.24213" calcext:value-type="float">
            <text:p>-5.52E+0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55.49842" calcext:value-type="float">
            <text:p>-5.55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55.89379" calcext:value-type="float">
            <text:p>-5.59E+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55.78885" calcext:value-type="float">
            <text:p>-5.58E+0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56.39644" calcext:value-type="float">
            <text:p>-5.64E+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56.36694" calcext:value-type="float">
            <text:p>-5.64E+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56.87829" calcext:value-type="float">
            <text:p>-5.69E+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57.12592" calcext:value-type="float">
            <text:p>-5.71E+0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57.16084" calcext:value-type="float">
            <text:p>-5.72E+0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57.55383" calcext:value-type="float">
            <text:p>-5.76E+0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57.75089" calcext:value-type="float">
            <text:p>-5.78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4:08.195430564</meta:creation-date>
    <dc:date>2017-05-30T17:34:32.533189216</dc:date>
    <meta:editing-duration>PT24S</meta:editing-duration>
    <meta:editing-cycles>2</meta:editing-cycles>
    <meta:generator>LibreOffice/5.3.1.2$Linux_X86_64 LibreOffice_project/30m0$Build-2</meta:generator>
    <meta:document-statistic meta:table-count="1" meta:cell-count="196" meta:object-count="0"/>
  </office:meta>
</office:document-meta>
</file>